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fc97" officeooo:paragraph-rsid="000cfc97"/>
    </style:style>
    <style:style style:name="P2" style:family="paragraph" style:parent-style-name="Standard">
      <style:text-properties officeooo:rsid="000e50cf" officeooo:paragraph-rsid="000e50cf"/>
    </style:style>
    <style:style style:name="P3" style:family="paragraph" style:parent-style-name="Standard">
      <style:paragraph-properties fo:margin-top="0cm" fo:margin-bottom="0.499cm" loext:contextual-spacing="false"/>
    </style:style>
    <style:style style:name="P4" style:family="paragraph" style:parent-style-name="Standard">
      <style:paragraph-properties fo:margin-top="0cm" fo:margin-bottom="0.499cm" loext:contextual-spacing="false"/>
      <style:text-properties officeooo:rsid="000e5812" officeooo:paragraph-rsid="000e5812"/>
    </style:style>
    <style:style style:name="P5" style:family="paragraph" style:parent-style-name="Standard">
      <style:paragraph-properties fo:margin-top="0cm" fo:margin-bottom="0.499cm" loext:contextual-spacing="false"/>
      <style:text-properties fo:font-style="normal" officeooo:rsid="000e5812" officeooo:paragraph-rsid="000e5812" style:font-style-asian="normal" style:font-style-complex="normal"/>
    </style:style>
    <style:style style:name="P6" style:family="paragraph" style:parent-style-name="Standard">
      <style:paragraph-properties fo:margin-top="0cm" fo:margin-bottom="0.499cm" loext:contextual-spacing="false"/>
      <style:text-properties officeooo:rsid="000f0e13" officeooo:paragraph-rsid="000e5812"/>
    </style:style>
    <style:style style:name="P7" style:family="paragraph" style:parent-style-name="Standard">
      <style:paragraph-properties fo:margin-top="0cm" fo:margin-bottom="0.499cm" loext:contextual-spacing="false"/>
      <style:text-properties officeooo:rsid="000f0e13" officeooo:paragraph-rsid="000f0e13"/>
    </style:style>
    <style:style style:name="P8" style:family="paragraph" style:parent-style-name="Standard">
      <style:paragraph-properties fo:margin-top="0cm" fo:margin-bottom="0.499cm" loext:contextual-spacing="false"/>
      <style:text-properties officeooo:rsid="000f0e13" officeooo:paragraph-rsid="00130c02"/>
    </style:style>
    <style:style style:name="P9" style:family="paragraph" style:parent-style-name="Standard">
      <style:paragraph-properties fo:margin-top="0cm" fo:margin-bottom="0.499cm" loext:contextual-spacing="false"/>
      <style:text-properties officeooo:rsid="00130c02" officeooo:paragraph-rsid="00130c02"/>
    </style:style>
    <style:style style:name="P10" style:family="paragraph" style:parent-style-name="Standard">
      <style:paragraph-properties fo:margin-top="0cm" fo:margin-bottom="0.499cm" loext:contextual-spacing="false"/>
      <style:text-properties fo:font-weight="bold" officeooo:paragraph-rsid="000e5812" style:font-weight-asian="bold" style:font-weight-complex="bold"/>
    </style:style>
    <style:style style:name="P11" style:family="paragraph" style:parent-style-name="Standard">
      <style:paragraph-properties fo:margin-top="0cm" fo:margin-bottom="0.499cm" loext:contextual-spacing="false"/>
      <style:text-properties fo:font-weight="bold" officeooo:rsid="000e5812" officeooo:paragraph-rsid="000e5812" style:font-weight-asian="bold" style:font-weight-complex="bold"/>
    </style:style>
    <style:style style:name="P12" style:family="paragraph" style:parent-style-name="Standard">
      <style:paragraph-properties fo:margin-top="0cm" fo:margin-bottom="0.499cm" loext:contextual-spacing="false"/>
      <style:text-properties fo:font-weight="bold" officeooo:rsid="000e5812" officeooo:paragraph-rsid="00130c02" style:font-weight-asian="bold" style:font-weight-complex="bold"/>
    </style:style>
    <style:style style:name="P13" style:family="paragraph" style:parent-style-name="Standard">
      <style:paragraph-properties fo:margin-top="0cm" fo:margin-bottom="0.499cm" loext:contextual-spacing="false"/>
      <style:text-properties fo:font-weight="bold" officeooo:rsid="00130c02" officeooo:paragraph-rsid="0014fc87" style:font-weight-asian="bold" style:font-weight-complex="bold"/>
    </style:style>
    <style:style style:name="P14" style:family="paragraph" style:parent-style-name="Standard">
      <style:paragraph-properties fo:margin-top="0cm" fo:margin-bottom="0.499cm" loext:contextual-spacing="false"/>
      <style:text-properties fo:font-weight="bold" officeooo:rsid="0014fc87" officeooo:paragraph-rsid="0014fc87" style:font-weight-asian="bold" style:font-weight-complex="bold"/>
    </style:style>
    <style:style style:name="P15" style:family="paragraph" style:parent-style-name="Standard" style:list-style-name="L5">
      <style:paragraph-properties fo:margin-top="0cm" fo:margin-bottom="0.499cm" loext:contextual-spacing="false"/>
      <style:text-properties fo:font-weight="bold" officeooo:rsid="0014fc87" officeooo:paragraph-rsid="0014fc87" style:font-weight-asian="bold" style:font-weight-complex="bold"/>
    </style:style>
    <style:style style:name="P16" style:family="paragraph" style:parent-style-name="Standard">
      <style:paragraph-properties fo:margin-top="0cm" fo:margin-bottom="0.499cm" loext:contextual-spacing="false"/>
      <style:text-properties fo:font-weight="bold" officeooo:rsid="00169827" officeooo:paragraph-rsid="00169827" style:font-weight-asian="bold" style:font-weight-complex="bold"/>
    </style:style>
    <style:style style:name="P17" style:family="paragraph" style:parent-style-name="Standard">
      <style:paragraph-properties fo:margin-top="0cm" fo:margin-bottom="0.499cm" loext:contextual-spacing="false"/>
      <style:text-properties fo:font-weight="bold" officeooo:rsid="00186364" officeooo:paragraph-rsid="00186364" style:font-weight-asian="bold" style:font-weight-complex="bold"/>
    </style:style>
    <style:style style:name="P18" style:family="paragraph" style:parent-style-name="Standard" style:list-style-name="L4">
      <style:paragraph-properties fo:margin-top="0cm" fo:margin-bottom="0.499cm" loext:contextual-spacing="false"/>
      <style:text-properties officeooo:paragraph-rsid="00130c02"/>
    </style:style>
    <style:style style:name="P19" style:family="paragraph" style:parent-style-name="Standard" style:list-style-name="L4">
      <style:paragraph-properties fo:margin-top="0cm" fo:margin-bottom="0.499cm" loext:contextual-spacing="false"/>
      <style:text-properties officeooo:rsid="0014fc87" officeooo:paragraph-rsid="0014fc87"/>
    </style:style>
    <style:style style:name="P20" style:family="paragraph" style:parent-style-name="Standard" style:list-style-name="L5">
      <style:paragraph-properties fo:margin-top="0cm" fo:margin-bottom="0.499cm" loext:contextual-spacing="false"/>
      <style:text-properties officeooo:paragraph-rsid="0014fc87"/>
    </style:style>
    <style:style style:name="P21" style:family="paragraph" style:parent-style-name="Standard" style:list-style-name="L5">
      <style:paragraph-properties fo:margin-top="0cm" fo:margin-bottom="0.499cm" loext:contextual-spacing="false"/>
      <style:text-properties officeooo:rsid="00169827" officeooo:paragraph-rsid="00169827"/>
    </style:style>
    <style:style style:name="P22" style:family="paragraph" style:parent-style-name="Standard" style:list-style-name="L7">
      <style:paragraph-properties fo:margin-top="0cm" fo:margin-bottom="0.499cm" loext:contextual-spacing="false"/>
      <style:text-properties fo:font-weight="normal" officeooo:rsid="00169827" officeooo:paragraph-rsid="00169827" style:font-weight-asian="normal" style:font-weight-complex="normal"/>
    </style:style>
    <style:style style:name="P23" style:family="paragraph" style:parent-style-name="Standard" style:list-style-name="L7">
      <style:paragraph-properties fo:margin-top="0cm" fo:margin-bottom="0.499cm" loext:contextual-spacing="false"/>
      <style:text-properties fo:font-weight="normal" officeooo:rsid="00186364" officeooo:paragraph-rsid="00186364" style:font-weight-asian="normal" style:font-weight-complex="normal"/>
    </style:style>
    <style:style style:name="P24" style:family="paragraph" style:parent-style-name="Standard">
      <style:paragraph-properties fo:margin-top="0cm" fo:margin-bottom="0.499cm" loext:contextual-spacing="false"/>
      <style:text-properties fo:font-weight="normal" officeooo:rsid="00186364" officeooo:paragraph-rsid="00186364" style:font-weight-asian="normal" style:font-weight-complex="normal"/>
    </style:style>
    <style:style style:name="P25" style:family="paragraph" style:parent-style-name="Standard" style:list-style-name="L8">
      <style:paragraph-properties fo:margin-top="0cm" fo:margin-bottom="0.499cm" loext:contextual-spacing="false"/>
      <style:text-properties fo:font-weight="normal" officeooo:rsid="00186364" officeooo:paragraph-rsid="00186364" style:font-weight-asian="normal" style:font-weight-complex="normal"/>
    </style:style>
    <style:style style:name="P26" style:family="paragraph" style:parent-style-name="Standard">
      <style:paragraph-properties fo:margin-top="0cm" fo:margin-bottom="0.499cm" loext:contextual-spacing="false"/>
      <style:text-properties officeooo:rsid="001da667" officeooo:paragraph-rsid="001da667"/>
    </style:style>
    <style:style style:name="P27" style:family="paragraph" style:parent-style-name="Text_20_body" style:list-style-name="L1"/>
    <style:style style:name="P28" style:family="paragraph" style:parent-style-name="Text_20_body">
      <style:text-properties officeooo:paragraph-rsid="000fe42c"/>
    </style:style>
    <style:style style:name="P29" style:family="paragraph" style:parent-style-name="Text_20_body">
      <style:text-properties officeooo:rsid="0019a19f" officeooo:paragraph-rsid="0019a19f"/>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paragraph-properties fo:margin-top="0cm" fo:margin-bottom="0.499cm" loext:contextual-spacing="false"/>
      <style:text-properties officeooo:paragraph-rsid="0011ae14"/>
    </style:style>
    <style:style style:name="P32" style:family="paragraph" style:parent-style-name="Text_20_body" style:list-style-name="L2">
      <style:paragraph-properties fo:margin-top="0cm" fo:margin-bottom="0.499cm" loext:contextual-spacing="false"/>
      <style:text-properties officeooo:paragraph-rsid="0011ae14"/>
    </style:style>
    <style:style style:name="T1" style:family="text">
      <style:text-properties fo:font-weight="bold"/>
    </style:style>
    <style:style style:name="T2" style:family="text">
      <style:text-properties fo:font-style="italic"/>
    </style:style>
    <style:style style:name="T3" style:family="text">
      <style:text-properties fo:font-style="normal" style:font-style-asian="normal" style:font-style-complex="normal"/>
    </style:style>
    <style:style style:name="T4" style:family="text">
      <style:text-properties fo:font-style="normal" officeooo:rsid="000e5812" style:font-style-asian="normal" style:font-style-complex="normal"/>
    </style:style>
    <style:style style:name="T5" style:family="text">
      <style:text-properties fo:font-style="normal" officeooo:rsid="000f0e13" style:font-style-asian="normal" style:font-style-complex="normal"/>
    </style:style>
    <style:style style:name="T6" style:family="text">
      <style:text-properties fo:font-style="normal" officeooo:rsid="000fe42c" style:font-style-asian="normal" style:font-style-complex="normal"/>
    </style:style>
    <style:style style:name="T7" style:family="text">
      <style:text-properties fo:font-style="normal" officeooo:rsid="0011ae14" style:font-style-asian="normal" style:font-style-complex="normal"/>
    </style:style>
    <style:style style:name="T8" style:family="text">
      <style:text-properties fo:font-style="normal" officeooo:rsid="00130c02" style:font-style-asian="normal" style:font-style-complex="normal"/>
    </style:style>
    <style:style style:name="T9" style:family="text">
      <style:text-properties fo:font-style="normal" officeooo:rsid="0014fc87" style:font-style-asian="normal" style:font-style-complex="normal"/>
    </style:style>
    <style:style style:name="T10" style:family="text">
      <style:text-properties fo:font-style="normal" officeooo:rsid="00196d5a" style:font-style-asian="normal" style:font-style-complex="normal"/>
    </style:style>
    <style:style style:name="T11" style:family="text">
      <style:text-properties fo:font-style="normal" officeooo:rsid="0019a19f" style:font-style-asian="normal" style:font-style-complex="normal"/>
    </style:style>
    <style:style style:name="T12" style:family="text">
      <style:text-properties fo:font-style="normal" officeooo:rsid="001a3760" style:font-style-asian="normal" style:font-style-complex="normal"/>
    </style:style>
    <style:style style:name="T13" style:family="text">
      <style:text-properties fo:font-style="normal" officeooo:rsid="001c2f86" style:font-style-asian="normal" style:font-style-complex="normal"/>
    </style:style>
    <style:style style:name="T14" style:family="text">
      <style:text-properties fo:font-style="normal" officeooo:rsid="001da667" style:font-style-asian="normal" style:font-style-complex="normal"/>
    </style:style>
    <style:style style:name="T15" style:family="text">
      <style:text-properties fo:font-style="normal" officeooo:rsid="001eda50"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4fc87" style:font-style-asian="normal" style:font-weight-asian="normal" style:font-style-complex="normal" style:font-weight-complex="normal"/>
    </style:style>
    <style:style style:name="T19" style:family="text">
      <style:text-properties fo:font-style="normal" fo:font-weight="normal" officeooo:rsid="001a3760" style:font-style-asian="normal" style:font-weight-asian="normal" style:font-style-complex="normal" style:font-weight-complex="normal"/>
    </style:style>
    <style:style style:name="T20" style:family="text">
      <style:text-properties fo:font-style="normal" fo:font-weight="normal" officeooo:rsid="001da667" style:font-style-asian="normal" style:font-weight-asian="normal" style:font-style-complex="normal" style:font-weight-complex="normal"/>
    </style:style>
    <style:style style:name="T21" style:family="text">
      <style:text-properties officeooo:rsid="000f0e13"/>
    </style:style>
    <style:style style:name="T22" style:family="text">
      <style:text-properties officeooo:rsid="000fe42c"/>
    </style:style>
    <style:style style:name="T23" style:family="text">
      <style:text-properties officeooo:rsid="001c2f86"/>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Scrum</text:span> is an iterative and incremental <text:a xlink:type="simple" xlink:href="https://en.wikipedia.org/wiki/Agile_software_development" text:style-name="Internet_20_link" text:visited-style-name="Visited_20_Internet_20_Link">agile software development</text:a> framework for managing product development. It defines "a flexible, <text:a xlink:type="simple" xlink:href="https://en.wikipedia.org/wiki/Holism" text:style-name="Internet_20_link" text:visited-style-name="Visited_20_Internet_20_Link">holistic</text:a> product development strategy where a development team works as a unit to reach a common goal", challenges assumptions of the "traditional, sequential approach" to product development, and enables teams to self-organize by encouraging physical <text:a xlink:type="simple" xlink:href="https://en.wikipedia.org/wiki/Colocation_%28business%29" text:style-name="Internet_20_link" text:visited-style-name="Visited_20_Internet_20_Link">co-location</text:a> or close online collaboration of all team members, as well as daily face-to-face communication among all team members and disciplines involved.</text:p>
      <text:p text:style-name="Text_20_body">A key principle of Scrum is the dual recognition that customers will change their minds about what they want or need and that there will be unpredictable challenges—for which a predictive or planned approach is not suited. As such, Scrum adopts an evidence-based <text:a xlink:type="simple" xlink:href="https://en.wikipedia.org/wiki/Empirical_process_%28process_control_model%29" text:style-name="Internet_20_link" text:visited-style-name="Visited_20_Internet_20_Link">empirical approach</text:a>—accepting that the problem cannot be fully understood or defined up front, and instead focusing on how to maximize the team's ability to deliver quickly, to respond to emerging requirements, and to adapt to evolving technologies and changes in market conditions.</text:p>
      <text:p text:style-name="P29">Tends to be the case with software development lifecycles, borrowed from elsewhere.</text:p>
      <text:p text:style-name="P28">Scrum <text:span text:style-name="T22">in relation to software development </text:span>modeled after <text:span text:style-name="T22">an article </text:span><text:s/><text:span text:style-name="T22">by </text:span>Hirotaka Takeuchi and Ikujiro Nonaka <text:span text:style-name="T23">(Wise Leadership) </text:span>published in the Harvard Business Review in 1986.  "The New New Product Development Game" in which they emphasised speed and flexibility for <text:a xlink:type="simple" xlink:href="https://en.wikipedia.org/wiki/New_product_development" text:style-name="Internet_20_link" text:visited-style-name="Visited_20_Internet_20_Link">new product development</text:a>. <text:span text:style-name="T22">Aimed at manufacturing process, suggested self organizing teams, multi learning and including time for review of process with aim highlight issues and resolve them in order to continually improve the process.</text:span></text:p>
      <text:p text:style-name="P29">As Wikipedia states,</text:p>
      <text:p text:style-name="P31"><text:span text:style-name="T3">Scrum is a feedback-driven empirical approach </text:span><text:span text:style-name="T6">(processes </text:span><text:span text:style-name="T11">and products </text:span><text:span text:style-name="T10">are</text:span><text:span text:style-name="T6"> not well defined and generate unpredictable and unrepeatable outputs, </text:span><text:span text:style-name="T7">relates better to software </text:span><text:span text:style-name="T10">development </text:span><text:span text:style-name="T7">than defined process control or rigid set of steps, as we don’t generate the same output every time given a certain input</text:span><text:span text:style-name="T6">)</text:span><text:span text:style-name="T3"> </text:span><text:span text:style-name="T7">Empirical approaches are </text:span><text:span text:style-name="T6">built upon</text:span><text:span text:style-name="T3"> three pillars of:</text:span></text:p>
      <text:list xml:id="list1194978688759955459" text:style-name="L2">
        <text:list-item>
          <text:p text:style-name="P32"><text:span text:style-name="T3">transparency </text:span><text:span text:style-name="T7">(all processes that affect the outcome must be visible and known to everybody involved in the project)</text:span></text:p>
        </text:list-item>
        <text:list-item>
          <text:p text:style-name="P32"><text:span text:style-name="T3">inspection </text:span><text:span text:style-name="T7">(carried out frequently enough that unacceptable variances in the process can be detected)</text:span></text:p>
        </text:list-item>
        <text:list-item>
          <text:p text:style-name="P32"><text:span text:style-name="T3"><text:s/>adaptation </text:span><text:span text:style-name="T7">(inspector should adjust the process if aspects of the process are in an unacceptable range)</text:span></text:p>
          <text:p text:style-name="P32"><text:span text:style-name="T3"/></text:p>
          <text:p text:style-name="P32"><text:span text:style-name="T11">In relation to Scrum, means a</text:span><text:span text:style-name="T3">ll work within the Scrum framework should be visible to </text:span><text:span text:style-name="T7">all members of the team.</text:span><text:span text:style-name="T3"> In order to make these things visible, scrum teams need to frequently inspect the product being developed and how well the team is working. With frequent inspection, the team can spot when their work deviates outside of acceptable limits, </text:span><text:span text:style-name="T7">identify impediments </text:span><text:span text:style-name="T11">to the work </text:span><text:span text:style-name="T3">and adapt their process or the product under development.</text:span></text:p>
        </text:list-item>
      </text:list>
      <text:p text:style-name="Text_20_body"><text:soft-page-break/>These three pillars require trust and openness in the team, which the following five values of Scrum enable:</text:p>
      <text:list xml:id="list5661818668656839828" text:style-name="L1">
        <text:list-item>
          <text:p text:style-name="P30">Commitment: Team members individually commit to achieving their team goals, each and every <text:a xlink:type="simple" xlink:href="https://en.wikipedia.org/wiki/Sprint_%28software_development%29" text:style-name="Internet_20_link" text:visited-style-name="Visited_20_Internet_20_Link">sprint</text:a>. </text:p>
        </text:list-item>
        <text:list-item>
          <text:p text:style-name="P30">Courage: Team members know they have the courage to work through conflict and challenges together so that they can do the right thing. </text:p>
        </text:list-item>
        <text:list-item>
          <text:p text:style-name="P30">Focus: Team members focus exclusively on their team goals and the sprint backlog; there should be no work done other than through their backlog. </text:p>
        </text:list-item>
        <text:list-item>
          <text:p text:style-name="P30">Openness: Team members and their stakeholders agree to be transparent about their work and any challenges they face. </text:p>
        </text:list-item>
        <text:list-item>
          <text:p text:style-name="P27">Respect: Team members respect each other to be technically capable and to work with good intent. </text:p>
        </text:list-item>
      </text:list>
      <text:p text:style-name="P3"><text:span text:style-name="T2"/></text:p>
      <text:p text:style-name="P5"><text:span text:style-name="T21">3 r</text:span>oles <text:span text:style-name="T21">within scrum</text:span>:</text:p>
      <text:p text:style-name="P10"><text:span text:style-name="T4">Product owner</text:span></text:p>
      <text:p text:style-name="P4"><text:span text:style-name="T3">Acts as customer representative, </text:span><text:span text:style-name="T5">accountable for ensuring team delivers value to the business</text:span><text:span text:style-name="T3">. Responsible for </text:span><text:span text:style-name="T8">working with stakeholders in</text:span><text:span text:style-name="T3"> creating user stories or use cases, informal description of a feature, normally in format</text:span></text:p>
      <text:p text:style-name="P4"><text:span text:style-name="T3">“As a &lt;role&gt;, I can &lt;action on system&gt; so that &lt;external benefit&gt;”</text:span></text:p>
      <text:p text:style-name="P9"><text:span text:style-name="T3">eg: developing a shopping app, As a customer, I can view a list of special offers on today, so that I can be aware of items on offer and potentially make a purchase. </text:span></text:p>
      <text:p text:style-name="P7"><text:span text:style-name="T3">Spend majority of time liasing with the stakeholders, </text:span><text:span text:style-name="T8">using user stories </text:span><text:span text:style-name="T3">will instruct team on what to complete, not how. Provides feedback and guidance to shareholders.</text:span></text:p>
      <text:p text:style-name="P6"><text:span text:style-name="T3"/></text:p>
      <text:p text:style-name="P11"><text:span text:style-name="T3">Scrum master</text:span></text:p>
      <text:p text:style-name="P7"><text:span text:style-name="T3">Responsible for removing impediments to the team, ensuring they can meet the product goals and create the deliverables.</text:span></text:p>
      <text:p text:style-name="P7"><text:span text:style-name="T3">Help product owner maintain the product backlog, </text:span><text:span text:style-name="T8">list of things that need to be done within the project.</text:span></text:p>
      <text:p text:style-name="P7"><text:span text:style-name="T3">Help the team determine t</text:span><text:span text:style-name="T8">h</text:span><text:span text:style-name="T3">e definition of “done” for a product that will align with stakeholder requirements.</text:span></text:p>
      <text:p text:style-name="P7">Promote self organization within the team</text:p>
      <text:p text:style-name="P7">Facilitate team events</text:p>
      <text:p text:style-name="P7"/>
      <text:p text:style-name="P12"><text:soft-page-break/><text:span text:style-name="T3">Development team</text:span></text:p>
      <text:p text:style-name="P8"><text:span text:style-name="T3">Responsible for delivering Potentially Shippable Increments at the end of a sprint. Consists of 3 to 9 members who do actual work – analysing, designing, testing,developing, producing documenation.</text:span></text:p>
      <text:p text:style-name="P8"><text:span text:style-name="T3">Self organising and cross functional, with all skills necessary to create the product increment. </text:span></text:p>
      <text:p text:style-name="P8"><text:span text:style-name="T3"/></text:p>
      <text:p text:style-name="P26"><text:span text:style-name="T3">&lt;Interaction diagram – Stakeholders deal with the product owner, who in turn deals with the master and workers, who interact with each other.&gt;</text:span></text:p>
      <text:p text:style-name="P8"><text:span text:style-name="T3"/></text:p>
      <text:p text:style-name="P9"><text:span text:style-name="T3">Work flow is split into Sprints or iterations, lasting one week to month, usual is two weeks fixed advance.</text:span></text:p>
      <text:p text:style-name="P9"><text:span text:style-name="T3">Events:</text:span></text:p>
      <text:p text:style-name="P13"><text:span text:style-name="T3">Sprint planning event </text:span><text:span text:style-name="T9">recommended time 4 hours per two week sprint</text:span></text:p>
      <text:list xml:id="list2007643627888557943" text:style-name="L4">
        <text:list-item>
          <text:p text:style-name="P18"><text:span text:style-name="T8">define the </text:span><text:span text:style-name="T14">sprint</text:span><text:span text:style-name="T8"> backlog or list of tasks that need completing for the project, </text:span><text:span text:style-name="T12">taken from Product backlog, </text:span><text:span text:style-name="T8">identify the work for the current sprint, estimation of commitment for the sprint goal. </text:span></text:p>
        </text:list-item>
        <text:list-item>
          <text:p text:style-name="P19"><text:span text:style-name="T8">S</text:span><text:span text:style-name="T3">cope for the sprint</text:span></text:p>
        </text:list-item>
        <text:list-item>
          <text:p text:style-name="P19"><text:span text:style-name="T3">Whole teams spends first half to select a product backlog item that can be completed within a sprint</text:span></text:p>
        </text:list-item>
        <text:list-item>
          <text:p text:style-name="P19"><text:span text:style-name="T3">Development team spends second half to prepare a sprint backlog that includes work to complete product backlog. May include splitting or returning product backlog items if they are not achievable within a sprint</text:span></text:p>
        </text:list-item>
        <text:list-item>
          <text:p text:style-name="P19"><text:span text:style-name="T3">Once these task are completed, the team commits to delvering the tasks, usually by voting – </text:span><text:span text:style-name="T12">sprint goals confirmed</text:span></text:p>
        </text:list-item>
      </text:list>
      <text:p text:style-name="P14"><text:span text:style-name="T3">Daily scrum</text:span></text:p>
      <text:list xml:id="list9166334380202463382" text:style-name="L5">
        <text:list-item>
          <text:p text:style-name="P15"><text:span text:style-name="T17">Carried out daily, precisely on time even if missing people, should happen at the same time every day, should be limited to max of 15 minutes</text:span></text:p>
        </text:list-item>
        <text:list-item>
          <text:p text:style-name="P15"><text:span text:style-name="T17">Anyone welcome, though only scrum team members contribute</text:span></text:p>
        </text:list-item>
        <text:list-item>
          <text:p text:style-name="P20"><text:span text:style-name="T18">Each team member answers three questions:</text:span></text:p>
        </text:list-item>
        <text:list-item>
          <text:p text:style-name="P21"><text:span text:style-name="T18">W</text:span><text:span text:style-name="T17">hat did I complete yesterday that contributed to the team meeting our sprint goal?</text:span></text:p>
        </text:list-item>
        <text:list-item>
          <text:p text:style-name="P21"><text:span text:style-name="T17">What do I plan to c</text:span><text:span text:style-name="T19">o</text:span><text:span text:style-name="T17">mplete today to contribute to the teem meeting our sprint goal?</text:span></text:p>
        </text:list-item>
        <text:list-item>
          <text:p text:style-name="P21"><text:span text:style-name="T17">Do I see any impediment that could prevent me or the te</text:span><text:span text:style-name="T20">a</text:span><text:span text:style-name="T17">m meeting our sprint goal?</text:span></text:p>
        </text:list-item>
        <text:list-item>
          <text:p text:style-name="P21"><text:soft-page-break/><text:span text:style-name="T17">Any identified impediments (risk, issue, delay, assumption proved wrong) captured by scrum master and shared on team Scrum board. Team member is designated to working towards a resolution.</text:span></text:p>
        </text:list-item>
        <text:list-item>
          <text:p text:style-name="P21"><text:span text:style-name="T17">No detailed discussions</text:span></text:p>
        </text:list-item>
      </text:list>
      <text:p text:style-name="P16"><text:span text:style-name="T3">Sprint review and retrospective</text:span></text:p>
      <text:list xml:id="list809353167315860580" text:style-name="L7">
        <text:list-item>
          <text:p text:style-name="P22"><text:span text:style-name="T3">Two events carried out at the end of the sprint:</text:span></text:p>
        </text:list-item>
        <text:list-item>
          <text:p text:style-name="P22"><text:span text:style-name="T3">In the </text:span><text:span text:style-name="T16">review</text:span><text:span text:style-name="T3">, review the work that was completed and planned work that was not completed</text:span></text:p>
        </text:list-item>
        <text:list-item>
          <text:p text:style-name="P22"><text:span text:style-name="T3">Present completed work to the stakeholders – provide a demo.</text:span></text:p>
        </text:list-item>
        <text:list-item>
          <text:p text:style-name="P23"><text:span text:style-name="T3">Only completed work presented.</text:span></text:p>
        </text:list-item>
        <text:list-item>
          <text:p text:style-name="P23"><text:span text:style-name="T3">Should last around 2 hours.</text:span></text:p>
        </text:list-item>
        <text:list-item>
          <text:p text:style-name="P23"><text:span text:style-name="T3">In the </text:span><text:span text:style-name="T16">restrospective</text:span><text:span text:style-name="T3">, reflect on past sprint</text:span></text:p>
        </text:list-item>
        <text:list-item>
          <text:p text:style-name="P23"><text:span text:style-name="T3">Identify and agree on continuos improvement actions – what went well? What could improve? </text:span><text:span text:style-name="T15">What didn’t work so well?7</text:span></text:p>
        </text:list-item>
        <text:list-item>
          <text:p text:style-name="P23"><text:span text:style-name="T3">Should last around 1.5 hours</text:span></text:p>
        </text:list-item>
      </text:list>
      <text:p text:style-name="P24"><text:span text:style-name="T3"/></text:p>
      <text:p text:style-name="P17"><text:span text:style-name="T3">Extensions</text:span></text:p>
      <text:list xml:id="list5511803985269626201" text:style-name="L8">
        <text:list-item>
          <text:p text:style-name="P25"><text:span text:style-name="T15">Producolt b</text:span><text:span text:style-name="T3">acklog refinement – review backlog items possibl</text:span><text:span text:style-name="T15">y</text:span><text:span text:style-name="T3"> breaking up items </text:span><text:span text:style-name="T15">into more achievable chunks, reviewing priorities</text:span><text:span text:style-name="T3"> or clarifying acceptan</text:span><text:span text:style-name="T15">c</text:span><text:span text:style-name="T3">e criteria</text:span></text:p>
        </text:list-item>
        <text:list-item>
          <text:p text:style-name="P25"><text:span text:style-name="T3">Cancelling a sprint – carried out by Product owner, if the sprint goal is negated. Start new sprint </text:span><text:span text:style-name="T15">with sprint planning event eg: Current sprint was to develop an interactor and presenter to deal with the Worldpay payment processing. This is now cancelled and using another system</text:span></text:p>
        </text:list-item>
        <text:list-item>
          <text:p text:style-name="P25"><text:span text:style-name="T3">Scrum of scrums – </text:span><text:span text:style-name="T15">lots of independent teams working away, they may be having similar issues or difficultires. D</text:span><text:span text:style-name="T3">aily scrum appoint an ambassador to participate, the aim to resolve </text:span><text:span text:style-name="T15">risks and </text:span><text:span text:style-name="T3">impediments by answering four questions:</text:span></text:p>
        </text:list-item>
        <text:list-item>
          <text:p text:style-name="P25"><text:span text:style-name="T3">What risks, impediments, dependencies and assumptions has your team move</text:span><text:span text:style-name="T13">d</text:span><text:span text:style-name="T3"> on since we last met?</text:span></text:p>
        </text:list-item>
        <text:list-item>
          <text:p text:style-name="P25"><text:span text:style-name="T3">What “” will the </text:span><text:span text:style-name="T13">team</text:span><text:span text:style-name="T3"> move on before we meet again?</text:span></text:p>
        </text:list-item>
        <text:list-item>
          <text:p text:style-name="P25"><text:span text:style-name="T3">Are there any new “” slowing down your team and getting in the way?</text:span></text:p>
        </text:list-item>
        <text:list-item>
          <text:p text:style-name="P25"><text:span text:style-name="T3">Are you about to introduce new “” that may get in another teams way.</text:span></text:p>
        </text:list-item>
      </text:list>
      <text:p text:style-name="P2"><text:soft-page-break/>Credits:</text:p>
      <text:p text:style-name="P2"/>
      <text:p text:style-name="P1">By Logan Ingalls - Task board, CC BY 2.0, https://commons.wikimedia.org/w/index.php?curid=198383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2:55:04.600708518</meta:creation-date>
    <dc:date>2017-05-22T23:26:43.745323561</dc:date>
    <meta:editing-duration>PT6H18M58S</meta:editing-duration>
    <meta:editing-cycles>2</meta:editing-cycles>
    <meta:generator>LibreOffice/5.1.6.2$Linux_X86_64 LibreOffice_project/10m0$Build-2</meta:generator>
    <meta:document-statistic meta:table-count="0" meta:image-count="0" meta:object-count="0" meta:page-count="5" meta:paragraph-count="69" meta:word-count="1316" meta:character-count="8146" meta:non-whitespace-character-count="6919"/>
  </office:meta>
</office:document-meta>
</file>